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780000004384F347B1E85DAEC8D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34306"/>
    </style:style>
    <style:style style:name="T1" style:family="text">
      <style:text-properties officeooo:rsid="001206dd"/>
    </style:style>
    <style:style style:name="T2" style:family="text">
      <style:text-properties officeooo:rsid="0013430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2.2846in, 0.7909in, 0.8102in, 3.1846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<text:s/>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1" text:anchor-type="char" svg:x="0.5362in" svg:y="0.0665in" svg:width="6.0839in" svg:height="3.3161in" draw:z-index="0"><draw:image xlink:href="Pictures/1000020100000780000004384F347B1E85DAEC8D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02T18:25:27.834000000</meta:creation-date>
    <dc:date>2022-02-02T19:07:55.186000000</dc:date>
    <meta:editing-duration>PT31M53S</meta:editing-duration>
    <meta:editing-cycles>11</meta:editing-cycles>
    <meta:generator>LibreOffice/7.1.8.1$Windows_X86_64 LibreOffice_project/e1f30c802c3269a1d052614453f260e49458c82c</meta:generator>
    <meta:document-statistic meta:table-count="0" meta:image-count="1" meta:object-count="0" meta:page-count="2" meta:paragraph-count="1" meta:word-count="0" meta:character-count="1" meta:non-whitespace-character-count="0"/>
  </office:meta>
</office:document-meta>
</file>